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2"><text:span text:style-name="T1">- удалена очистка страниц памяти.</text:span></text:p>
      <text:p text:style-name="P2"><text:span text:style-name="T1">- переделано форматирование рамдиска с учетом его нового формата.</text:span></text:p>
      <text:p text:style-name="P2"><text:span text:style-name="T1"/></text:p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<text:soft-page-break/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<text:soft-page-break/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<text:soft-page-break/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2-30T10:44:40.79</dc:date>
    <meta:editing-duration>PT463H42M54S</meta:editing-duration>
    <meta:editing-cycles>82</meta:editing-cycles>
    <meta:generator>OpenOffice.org/3.2$Win32 OpenOffice.org_project/320m18$Build-9502</meta:generator>
    <meta:document-statistic meta:table-count="0" meta:image-count="0" meta:object-count="0" meta:page-count="4" meta:paragraph-count="128" meta:word-count="1827" meta:character-count="12469"/>
  </office:meta>
</office:document-meta>
</file>